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svg:stroke-color="#000000" draw:fill="solid" draw:fill-color="#944794" draw:textarea-horizontal-align="center" draw:textarea-vertical-align="middle"/>
    </style:style>
    <style:style style:name="gr5" style:family="graphic" style:parent-style-name="standard">
      <style:graphic-properties draw:stroke="solid" svg:stroke-width="0.1cm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svg:stroke-width="0.1cm" draw:marker-start="Arrow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fill="solid" draw:fill-color="#33cc66" draw:textarea-horizontal-align="justify" draw:textarea-vertical-align="middle" draw:auto-grow-height="false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  <style:text-properties fo:font-size="11pt" style:font-size-asian="18pt" style:font-size-complex="18pt"/>
    </style:style>
    <style:style style:name="P2" style:family="paragraph">
      <style:paragraph-properties fo:margin-left="0cm" fo:margin-right="0cm" fo:text-align="center" fo:text-indent="0cm"/>
      <style:text-properties fo:font-size="11pt" style:font-size-asian="18pt" style:font-size-complex="18pt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ard">
        <draw:custom-shape draw:style-name="gr1" draw:text-style-name="P1" draw:layer="layout" svg:width="15.5cm" svg:height="5.01cm" svg:x="7cm" svg:y="8.4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2" draw:text-style-name="P1" draw:layer="layout" svg:width="3.658cm" svg:height="2.237cm" svg:x="11.058cm" svg:y="5.7cm">
          <text:p text:style-name="P1">Renderer</text:p>
        </draw:rect>
        <draw:rect draw:style-name="gr3" draw:text-style-name="P2" draw:layer="layout" svg:width="6.5cm" svg:height="3.5cm" svg:x="7cm" svg:y="22cm">
          <text:p/>
        </draw:rect>
        <draw:rect draw:style-name="gr4" draw:text-style-name="P1" draw:layer="layout" svg:width="14.635cm" svg:height="0.895cm" svg:x="7.399cm" svg:y="13.805cm">
          <text:p text:style-name="P1">Network</text:p>
        </draw:rect>
        <draw:rect draw:style-name="gr2" draw:text-style-name="P1" draw:layer="layout" svg:width="3.326cm" svg:height="2.237cm" svg:x="7.399cm" svg:y="5.7cm">
          <text:p text:style-name="P1">Debug</text:p>
          <text:p text:style-name="P1">Renderer</text:p>
        </draw:rect>
        <draw:rect draw:style-name="gr2" draw:text-style-name="P1" draw:layer="layout" svg:width="6.985cm" svg:height="2.237cm" svg:x="15.049cm" svg:y="5.7cm">
          <text:p text:style-name="P1">Simulator</text:p>
        </draw:rect>
        <draw:rect draw:style-name="gr2" draw:text-style-name="P1" draw:layer="layout" svg:width="4cm" svg:height="1.5cm" svg:x="15cm" svg:y="3cm">
          <text:p text:style-name="P1">User Input</text:p>
        </draw:rect>
        <draw:custom-shape draw:style-name="gr1" draw:text-style-name="P1" draw:layer="layout" svg:width="8.5cm" svg:height="2cm" svg:x="1cm" svg:y="1cm">
          <text:p text:style-name="P1">Common Server-Client Architectur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25cm" svg:y1="17.5cm" svg:x2="22.5cm" svg:y2="17.5cm">
          <text:p/>
        </draw:line>
        <draw:line draw:style-name="gr5" draw:text-style-name="P1" draw:layer="layout" svg:x1="18.5cm" svg:y1="19cm" svg:x2="16cm" svg:y2="19cm">
          <text:p/>
        </draw:line>
        <draw:line draw:style-name="gr5" draw:text-style-name="P1" draw:layer="layout" svg:x1="16cm" svg:y1="18cm" svg:x2="14cm" svg:y2="18cm">
          <text:p/>
        </draw:line>
        <draw:line draw:style-name="gr6" draw:text-style-name="P1" draw:layer="layout" svg:x1="9cm" svg:y1="17cm" svg:x2="15.5cm" svg:y2="17cm">
          <text:p/>
        </draw:line>
        <draw:line draw:style-name="gr6" draw:text-style-name="P1" draw:layer="layout" svg:x1="19.5cm" svg:y1="18cm" svg:x2="22cm" svg:y2="18cm">
          <text:p/>
        </draw:line>
        <draw:line draw:style-name="gr5" draw:text-style-name="P1" draw:layer="layout" svg:x1="23cm" svg:y1="18cm" svg:x2="25cm" svg:y2="18cm">
          <text:p/>
        </draw:line>
        <draw:line draw:style-name="gr6" draw:text-style-name="P1" draw:layer="layout" svg:x1="9.5cm" svg:y1="18.5cm" svg:x2="16cm" svg:y2="18.5cm">
          <text:p/>
        </draw:line>
        <draw:line draw:style-name="gr6" draw:text-style-name="P1" draw:layer="layout" svg:x1="10cm" svg:y1="19.5cm" svg:x2="12.5cm" svg:y2="19.5cm">
          <text:p/>
        </draw:line>
        <draw:rect draw:style-name="gr2" draw:text-style-name="P1" draw:layer="layout" svg:width="6.985cm" svg:height="2.237cm" svg:x="15.049cm" svg:y="8.684cm">
          <text:p text:style-name="P1">Simulation </text:p>
          <text:p text:style-name="P1">Abstraction</text:p>
          <text:p text:style-name="P1"><text:s/>Layer</text:p>
        </draw:rect>
        <draw:custom-shape draw:style-name="gr7" draw:text-style-name="P1" draw:layer="layout" svg:width="4cm" svg:height="5cm" svg:x="23.5cm" svg:y="8.4cm">
          <text:p text:style-name="P1">World<text:line-break/></text:p>
          <text:p text:style-name="P1">Server/Client</text:p>
          <text:p text:style-name="P1">Specifi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2" draw:text-style-name="P1" draw:layer="layout" svg:width="7.317cm" svg:height="2.237cm" svg:x="7.399cm" svg:y="8.684cm">
          <text:p text:style-name="P1">Rendering</text:p>
          <text:p text:style-name="P1">Abstraction</text:p>
          <text:p text:style-name="P1"><text:s/>Layer</text:p>
        </draw:rect>
        <draw:rect draw:style-name="gr2" draw:text-style-name="P1" draw:layer="layout" svg:width="14.635cm" svg:height="1.79cm" svg:x="7.399cm" svg:y="11.368cm">
          <text:p text:style-name="P1">Networking</text:p>
          <text:p text:style-name="P1">Abstraction</text:p>
          <text:p text:style-name="P1"><text:s/>Layer</text:p>
        </draw:rect>
        <draw:custom-shape draw:style-name="gr7" draw:text-style-name="P1" draw:layer="layout" svg:width="4cm" svg:height="2.5cm" svg:x="23.5cm" svg:y="5.5cm">
          <text:p text:style-name="P1">Shared Logi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3" draw:layer="layout" svg:x1="13.214cm" svg:y1="9.5cm" svg:x2="13.214cm" svg:y2="7.5cm">
          <text:p/>
        </draw:line>
        <draw:line draw:style-name="gr8" draw:text-style-name="P3" draw:layer="layout" svg:x1="8.929cm" svg:y1="9.5cm" svg:x2="8.929cm" svg:y2="7cm">
          <text:p/>
        </draw:line>
        <draw:line draw:style-name="gr8" draw:text-style-name="P3" draw:layer="layout" svg:x1="16.429cm" svg:y1="9cm" svg:x2="16.429cm" svg:y2="6.5cm">
          <text:p/>
        </draw:line>
        <draw:line draw:style-name="gr8" draw:text-style-name="P3" draw:layer="layout" svg:x1="16.786cm" svg:y1="6.9cm" svg:x2="16.786cm" svg:y2="9.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nl" fo:country="B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Michiel Huygen</meta:initial-creator>
    <meta:creation-date>2011-10-21T09:41:07.88</meta:creation-date>
    <dc:date>2011-10-28T09:09:14.20</dc:date>
    <dc:creator>Michiel Huygen</dc:creator>
    <meta:editing-duration>PT8H39M51S</meta:editing-duration>
    <meta:editing-cycles>4</meta:editing-cycles>
    <meta:generator>OpenOffice.org/3.3$Win32 OpenOffice.org_project/330m20$Build-9567</meta:generator>
    <meta:document-statistic meta:object-count="25"/>
  </office:meta>
</office:document-meta>
</file>